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xception.BSF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xception.BSFException( int reason ,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Exception.BSFException( int reason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Exception.get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xception.printStackTr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SFException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